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1.543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Component nam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27E257 Memory ICs / EEPROMs 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D74HC161E Logic ICs / Counters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D74HC194E Logic ICs / Flip-Flops, Latches, Registers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0 PIN 90 DEGREE 2X20 CONNECTER CONNECTORS 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N74HCT245N Logic ICs / Receivers, Transceive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N74HC14N Logic ICs / Gates and Inverte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N74HC00N Logic ICs / Gates and Inverters 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X9 10K COMMON PIN RESISTER NETOWRK PASSIVES, RESISTERS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D74HC404105E 16 WORD FIFO FLEXIBLE REGISTER 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0K 1/4 OR 1/2 W RESISTER PASSIVES, RESISTERS 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20R 1/4 OR 1/2 W RESISTER PASSIVES, RESISTE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0uF/25v electrolytic cap Passives, capacito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k7 1/4 or 1/2 w resister passives, resiste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k 1/4 or 1/2 w resister passives, resisters 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C547BTF Discrete Semiconductors / Transistors, MOSFETs, FETs, IGBT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K 1/4 or 1/2 w resister passives, resiste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00k 1/4 or 1/2 w resister passives, resisters 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uF/25V electrolytic cap passives, capacitor 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LC7528CN Data Converters / Digital to Analog Converters (DACs)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4HC175n Logic ICs / Flip-Flops, Latches, Registers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4hc74n Logic ICs / Flip-Flops, Latches, Registers </text:p>
          </table:table-cell>
          <table:table-cell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 pin headphone jack connecter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0:35:08.591051430</meta:creation-date>
    <dc:date>2023-02-20T00:37:05.028491826</dc:date>
    <meta:editing-duration>PT1M56S</meta:editing-duration>
    <meta:editing-cycles>1</meta:editing-cycles>
    <meta:document-statistic meta:table-count="1" meta:cell-count="46" meta:object-count="0"/>
    <meta:generator>LibreOffice/7.0.4.2$Linux_X86_64 LibreOffice_project/00$Build-2</meta:generator>
  </office:meta>
</office:document-meta>
</file>